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9" table:style-name="ce2">
            <text:p>Year</text:p>
          </table:table-cell>
          <table:table-cell office:value-type="string" table:content-validation-name="val9" table:style-name="ce2">
            <text:p>Month</text:p>
          </table:table-cell>
          <table:table-cell office:value-type="string" table:content-validation-name="val9" table:style-name="ce3">
            <text:p>Organisation name</text:p>
          </table:table-cell>
          <table:table-cell office:value-type="string" table:content-validation-name="val9" table:style-name="ce3">
            <text:p>Organisation type</text:p>
          </table:table-cell>
          <table:table-cell office:value-type="string" table:content-validation-name="val9" table:style-name="ce4">
            <office:annotation draw:style-name="a1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9" table:style-name="ce4">
            <text:p>Payroll staff;</text:p>
            <text:p>Total;</text:p>
            <text:p>Headcount</text:p>
          </table:table-cell>
          <table:table-cell office:value-type="string" table:content-validation-name="val9" table:style-name="ce4">
            <text:p>Payroll staff;</text:p>
            <text:p>Total;</text:p>
            <text:p>Full-time equivalent</text:p>
          </table:table-cell>
          <table:table-cell office:value-type="string" table:content-validation-name="val9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9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9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9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9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9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9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9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9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4" table:style-name="ce4">
            <text:p>Payroll staff costs;</text:p>
            <text:p>Salary</text:p>
          </table:table-cell>
          <table:table-cell office:value-type="string" table:content-validation-name="val14" table:style-name="ce4">
            <text:p>Payroll staff costs;</text:p>
            <text:p>Allowances</text:p>
          </table:table-cell>
          <table:table-cell office:value-type="string" table:content-validation-name="val14" table:style-name="ce4">
            <text:p>Payroll staff costs;</text:p>
            <text:p>Non-consolidated performance payments</text:p>
          </table:table-cell>
          <table:table-cell office:value-type="string" table:content-validation-name="val14" table:style-name="ce4">
            <text:p>Payroll staff costs;</text:p>
            <text:p>Overtime</text:p>
          </table:table-cell>
          <table:table-cell office:value-type="string" table:content-validation-name="val14" table:style-name="ce4">
            <text:p>Payroll staff costs;</text:p>
            <text:p>Employer pension contributions</text:p>
          </table:table-cell>
          <table:table-cell office:value-type="string" table:content-validation-name="val1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8" table:style-name="ce8">
            <text:p>Attorney General's Office</text:p>
          </table:table-cell>
          <table:table-cell office:value-type="string" table:content-validation-name="val8" table:style-name="ce8">
            <text:p>Ministerial Department</text:p>
          </table:table-cell>
          <table:table-cell office:value-type="string" table:content-validation-name="val8" table:style-name="ce25">
            <text:p>Attorney General's Departments</text:p>
          </table:table-cell>
          <table:table-cell office:value-type="float" office:value="7" table:content-validation-name="val10" table:style-name="ce27">
            <text:p>7.00</text:p>
          </table:table-cell>
          <table:table-cell office:value-type="float" office:value="7" table:content-validation-name="val11" table:style-name="ce26">
            <text:p>7.00</text:p>
          </table:table-cell>
          <table:table-cell office:value-type="float" office:value="7" table:content-validation-name="val10" table:style-name="ce27">
            <text:p>7.00</text:p>
          </table:table-cell>
          <table:table-cell office:value-type="float" office:value="7" table:content-validation-name="val11" table:style-name="ce26">
            <text:p>7.00</text:p>
          </table:table-cell>
          <table:table-cell office:value-type="float" office:value="13" table:content-validation-name="val10" table:style-name="ce27">
            <text:p>13.00</text:p>
          </table:table-cell>
          <table:table-cell office:value-type="float" office:value="13" table:content-validation-name="val11" table:style-name="ce26">
            <text:p>13.00</text:p>
          </table:table-cell>
          <table:table-cell office:value-type="float" office:value="20" table:content-validation-name="val10" table:style-name="ce27">
            <text:p>20.00</text:p>
          </table:table-cell>
          <table:table-cell office:value-type="float" office:value="18.970833333333331" table:content-validation-name="val11" table:style-name="ce26">
            <text:p>18.97</text:p>
          </table:table-cell>
          <table:table-cell office:value-type="float" office:value="5" table:content-validation-name="val10" table:style-name="ce27">
            <text:p>5.00</text:p>
          </table:table-cell>
          <table:table-cell office:value-type="float" office:value="5" table:content-validation-name="val11" table:style-name="ce26">
            <text:p>5.00</text:p>
          </table:table-cell>
          <table:table-cell office:value-type="float" office:value="0" table:content-validation-name="val10" table:style-name="ce27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52" table:formula="of:=SUM([.F2];[.H2];[.J2];[.L2];[.N2];[.P2])" table:content-validation-name="val9" table:style-name="ce10">
            <text:p>52</text:p>
          </table:table-cell>
          <table:table-cell office:value-type="float" office:value="50.970833333333331" table:formula="of:=SUM([.G2];[.I2];[.K2];[.M2];[.O2];[.Q2])" table:content-validation-name="val9" table:style-name="ce10">
            <text:p>51</text:p>
          </table:table-cell>
          <table:table-cell office:value-type="float" office:value="1" table:content-validation-name="val13" table:style-name="ce28">
            <text:p>1</text:p>
          </table:table-cell>
          <table:table-cell office:value-type="float" office:value="1" table:content-validation-name="val11" table:style-name="ce26">
            <text:p>1.00</text:p>
          </table:table-cell>
          <table:table-cell office:value-type="float" office:value="0" table:content-validation-name="val13" table:style-name="ce28">
            <text:p>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2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9" table:style-name="ce14">
            <text:p>53</text:p>
          </table:table-cell>
          <table:table-cell office:value-type="float" office:value="51.970833333333331" table:formula="of:=[.S2]+[.AA2]" table:content-validation-name="val9" table:style-name="ce14">
            <text:p>52</text:p>
          </table:table-cell>
          <table:table-cell office:value-type="currency" office:value="201380.53" table:content-validation-name="val14" table:style-name="ce15">
            <text:p>£201,380.53</text:p>
          </table:table-cell>
          <table:table-cell office:value-type="currency" office:value="7100.83" table:content-validation-name="val14" table:style-name="ce15">
            <text:p>£7,100.83</text:p>
          </table:table-cell>
          <table:table-cell office:value-type="currency" office:value="-5700" table:content-validation-name="val14" table:style-name="ce15">
            <text:p>-£5,700.00</text:p>
          </table:table-cell>
          <table:table-cell office:value-type="currency" office:value="1152.58" table:content-validation-name="val14" table:style-name="ce15">
            <text:p>£1,152.58</text:p>
          </table:table-cell>
          <table:table-cell office:value-type="currency" office:value="53645.09" table:content-validation-name="val14" table:style-name="ce15">
            <text:p>£53,645.09</text:p>
          </table:table-cell>
          <table:table-cell office:value-type="currency" office:value="23966" table:content-validation-name="val14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14" table:style-name="ce17">
            <text:p>£12,668.31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8" table:style-name="ce8">
            <text:p>Government Legal Department</text:p>
          </table:table-cell>
          <table:table-cell office:value-type="string" table:content-validation-name="val8" table:style-name="ce8">
            <text:p>Non-Ministerial Department</text:p>
          </table:table-cell>
          <table:table-cell office:value-type="string" table:content-validation-name="val8" table:style-name="ce25">
            <text:p>Attorney General's Departments</text:p>
          </table:table-cell>
          <table:table-cell office:value-type="float" office:value="57" table:content-validation-name="val10" table:style-name="ce27">
            <text:p>57.00</text:p>
          </table:table-cell>
          <table:table-cell office:value-type="float" office:value="52.621471471471473" table:content-validation-name="val11" table:style-name="ce26">
            <text:p>52.62</text:p>
          </table:table-cell>
          <table:table-cell office:value-type="float" office:value="341" table:content-validation-name="val10" table:style-name="ce27">
            <text:p>341.00</text:p>
          </table:table-cell>
          <table:table-cell office:value-type="float" office:value="330.94479836979826" table:content-validation-name="val11" table:style-name="ce26">
            <text:p>330.94</text:p>
          </table:table-cell>
          <table:table-cell office:value-type="float" office:value="248" table:content-validation-name="val10" table:style-name="ce27">
            <text:p>248.00</text:p>
          </table:table-cell>
          <table:table-cell office:value-type="float" office:value="240.55322822822822" table:content-validation-name="val11" table:style-name="ce26">
            <text:p>240.55</text:p>
          </table:table-cell>
          <table:table-cell office:value-type="float" office:value="1747" table:content-validation-name="val10" table:style-name="ce27">
            <text:p>1747.00</text:p>
          </table:table-cell>
          <table:table-cell office:value-type="float" office:value="1599.1313610038567" table:content-validation-name="val11" table:style-name="ce26">
            <text:p>1599.13</text:p>
          </table:table-cell>
          <table:table-cell office:value-type="float" office:value="212" table:content-validation-name="val10" table:style-name="ce27">
            <text:p>212.00</text:p>
          </table:table-cell>
          <table:table-cell office:value-type="float" office:value="200.03689939939943" table:content-validation-name="val11" table:style-name="ce26">
            <text:p>200.04</text:p>
          </table:table-cell>
          <table:table-cell office:value-type="float" office:value="0" table:content-validation-name="val10" table:style-name="ce27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2605" table:formula="of:=SUM([.F3];[.H3];[.J3];[.L3];[.N3];[.P3])" table:content-validation-name="val9" table:style-name="ce10">
            <text:p>2,605</text:p>
          </table:table-cell>
          <table:table-cell office:value-type="float" office:value="2423.2877584727539" table:formula="of:=SUM([.G3];[.I3];[.K3];[.M3];[.O3];[.Q3])" table:content-validation-name="val9" table:style-name="ce10">
            <text:p>2,423</text:p>
          </table:table-cell>
          <table:table-cell office:value-type="float" office:value="163" table:content-validation-name="val13" table:style-name="ce28">
            <text:p>163</text:p>
          </table:table-cell>
          <table:table-cell office:value-type="float" office:value="160.46640926640924" table:content-validation-name="val11" table:style-name="ce26">
            <text:p>160.47</text:p>
          </table:table-cell>
          <table:table-cell office:value-type="float" office:value="199" table:content-validation-name="val13" table:style-name="ce28">
            <text:p>199</text:p>
          </table:table-cell>
          <table:table-cell office:value-type="float" office:value="196.77837837837839" table:content-validation-name="val11" table:style-name="ce26">
            <text:p>196.78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2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9" table:style-name="ce14">
            <text:p>2,967</text:p>
          </table:table-cell>
          <table:table-cell office:value-type="float" office:value="2780.5325461175416" table:formula="of:=[.S3]+[.AA3]" table:content-validation-name="val9" table:style-name="ce14">
            <text:p>2,781</text:p>
          </table:table-cell>
          <table:table-cell office:value-type="currency" office:value="10915694.380000001" table:content-validation-name="val14" table:style-name="ce15">
            <text:p>£10,915,694.38</text:p>
          </table:table-cell>
          <table:table-cell office:value-type="currency" office:value="40252.89" table:content-validation-name="val14" table:style-name="ce15">
            <text:p>£40,252.89</text:p>
          </table:table-cell>
          <table:table-cell office:value-type="currency" office:value="19750" table:content-validation-name="val14" table:style-name="ce15">
            <text:p>£19,750.00</text:p>
          </table:table-cell>
          <table:table-cell office:value-type="currency" office:value="217682.06" table:content-validation-name="val14" table:style-name="ce15">
            <text:p>£217,682.06</text:p>
          </table:table-cell>
          <table:table-cell office:value-type="currency" office:value="2996932.21" table:content-validation-name="val14" table:style-name="ce15">
            <text:p>£2,996,932.21</text:p>
          </table:table-cell>
          <table:table-cell office:value-type="currency" office:value="1381139.26" table:content-validation-name="val14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14" table:style-name="ce17">
            <text:p>£2,648,076.32</text:p>
          </table:table-cell>
          <table:table-cell office:value-type="currency" office:value="133125" table:content-validation-name="val14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8" table:style-name="ce8">
            <text:p>Crown Prosecution Service Inspectorate</text:p>
          </table:table-cell>
          <table:table-cell office:value-type="string" table:content-validation-name="val8" table:style-name="ce8">
            <text:p>Non-Ministerial Department</text:p>
          </table:table-cell>
          <table:table-cell office:value-type="string" table:content-validation-name="val8" table:style-name="ce25">
            <text:p>Attorney General's Departments</text:p>
          </table:table-cell>
          <table:table-cell office:value-type="float" office:value="4" table:content-validation-name="val10" table:style-name="ce27">
            <text:p>4.00</text:p>
          </table:table-cell>
          <table:table-cell office:value-type="float" office:value="4" table:content-validation-name="val11" table:style-name="ce26">
            <text:p>4.00</text:p>
          </table:table-cell>
          <table:table-cell office:value-type="float" office:value="0" table:content-validation-name="val10" table:style-name="ce27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1" table:content-validation-name="val10" table:style-name="ce27">
            <text:p>1.00</text:p>
          </table:table-cell>
          <table:table-cell office:value-type="float" office:value="0.88888888888888895" table:content-validation-name="val11" table:style-name="ce26">
            <text:p>0.89</text:p>
          </table:table-cell>
          <table:table-cell office:value-type="float" office:value="20" table:content-validation-name="val10" table:style-name="ce27">
            <text:p>20.00</text:p>
          </table:table-cell>
          <table:table-cell office:value-type="float" office:value="18.59156906906907" table:content-validation-name="val11" table:style-name="ce26">
            <text:p>18.59</text:p>
          </table:table-cell>
          <table:table-cell office:value-type="float" office:value="3" table:content-validation-name="val10" table:style-name="ce27">
            <text:p>3.00</text:p>
          </table:table-cell>
          <table:table-cell office:value-type="float" office:value="3" table:content-validation-name="val11" table:style-name="ce26">
            <text:p>3.00</text:p>
          </table:table-cell>
          <table:table-cell office:value-type="float" office:value="0" table:content-validation-name="val10" table:style-name="ce27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28" table:formula="of:=SUM([.F4];[.H4];[.J4];[.L4];[.N4];[.P4])" table:content-validation-name="val9" table:style-name="ce10">
            <text:p>28</text:p>
          </table:table-cell>
          <table:table-cell office:value-type="float" office:value="26.48045795795796" table:formula="of:=SUM([.G4];[.I4];[.K4];[.M4];[.O4];[.Q4])" table:content-validation-name="val9" table:style-name="ce10">
            <text:p>26</text:p>
          </table:table-cell>
          <table:table-cell office:value-type="float" office:value="0" table:content-validation-name="val13" table:style-name="ce28">
            <text:p>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3" table:style-name="ce28">
            <text:p>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2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9" table:style-name="ce14">
            <text:p>28</text:p>
          </table:table-cell>
          <table:table-cell office:value-type="float" office:value="26.48045795795796" table:formula="of:=[.S4]+[.AA4]" table:content-validation-name="val9" table:style-name="ce14">
            <text:p>26</text:p>
          </table:table-cell>
          <table:table-cell office:value-type="currency" office:value="134519.82999999999" table:content-validation-name="val14" table:style-name="ce15">
            <text:p>£134,519.83</text:p>
          </table:table-cell>
          <table:table-cell office:value-type="currency" office:value="500.19" table:content-validation-name="val14" table:style-name="ce15">
            <text:p>£500.19</text:p>
          </table:table-cell>
          <table:table-cell office:value-type="currency" office:value="0" table:content-validation-name="val14" table:style-name="ce15">
            <text:p>£0.00</text:p>
          </table:table-cell>
          <table:table-cell office:value-type="currency" office:value="0" table:content-validation-name="val14" table:style-name="ce15">
            <text:p>£0.00</text:p>
          </table:table-cell>
          <table:table-cell office:value-type="currency" office:value="38610.89" table:content-validation-name="val14" table:style-name="ce15">
            <text:p>£38,610.89</text:p>
          </table:table-cell>
          <table:table-cell office:value-type="currency" office:value="16640.400000000001" table:content-validation-name="val14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13" table:content-validation-name="val24" table:style-name="ce37">
            <text:p>13.00</text:p>
          </table:table-cell>
          <table:table-cell office:value-type="float" office:value="13" table:content-validation-name="val25" table:style-name="ce36">
            <text:p>13.00</text:p>
          </table:table-cell>
          <table:table-cell office:value-type="float" office:value="22" table:content-validation-name="val24" table:style-name="ce37">
            <text:p>22.00</text:p>
          </table:table-cell>
          <table:table-cell office:value-type="float" office:value="21.6" table:content-validation-name="val25" table:style-name="ce36">
            <text:p>21.60</text:p>
          </table:table-cell>
          <table:table-cell office:value-type="float" office:value="5" table:content-validation-name="val24" table:style-name="ce37">
            <text:p>5.00</text:p>
          </table:table-cell>
          <table:table-cell office:value-type="float" office:value="5" table:content-validation-name="val25" table:style-name="ce36">
            <text:p>5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54" table:formula="of:=SUM([.F2];[.H2];[.J2];[.L2];[.N2];[.P2])" table:content-validation-name="val23" table:style-name="ce10">
            <text:p>54</text:p>
          </table:table-cell>
          <table:table-cell office:value-type="float" office:value="53.6" table:formula="of:=SUM([.G2];[.I2];[.K2];[.M2];[.O2];[.Q2])" table:content-validation-name="val23" table:style-name="ce10">
            <text:p>54</text:p>
          </table:table-cell>
          <table:table-cell office:value-type="float" office:value="1" table:content-validation-name="val27" table:style-name="ce38">
            <text:p>1</text:p>
          </table:table-cell>
          <table:table-cell office:value-type="float" office:value="1" table:content-validation-name="val25" table:style-name="ce36">
            <text:p>1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23" table:style-name="ce14">
            <text:p>55</text:p>
          </table:table-cell>
          <table:table-cell office:value-type="float" office:value="54.6" table:formula="of:=[.S2]+[.AA2]" table:content-validation-name="val23" table:style-name="ce14">
            <text:p>55</text:p>
          </table:table-cell>
          <table:table-cell office:value-type="currency" office:value="215720.01" table:content-validation-name="val28" table:style-name="ce15">
            <text:p>£215,720.01</text:p>
          </table:table-cell>
          <table:table-cell office:value-type="currency" office:value="6835.44" table:content-validation-name="val28" table:style-name="ce15">
            <text:p>£6,835.44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2039.7" table:content-validation-name="val28" table:style-name="ce15">
            <text:p>£2,039.70</text:p>
          </table:table-cell>
          <table:table-cell office:value-type="currency" office:value="55475.199999999997" table:content-validation-name="val28" table:style-name="ce15">
            <text:p>£55,475.20</text:p>
          </table:table-cell>
          <table:table-cell office:value-type="currency" office:value="27083.18" table:content-validation-name="val28" table:style-name="ce15">
            <text:p>£27,083.18</text:p>
          </table:table-cell>
          <table:table-cell office:value-type="currency" office:value="307153.53000000003" table:formula="of:=SUM([.AE2:.AJ2])" table:style-name="ce16">
            <text:p>£307,153.53</text:p>
          </table:table-cell>
          <table:table-cell office:value-type="currency" office:value="5540.64" table:content-validation-name="val28" table:style-name="ce17">
            <text:p>£5,540.64</text:p>
          </table:table-cell>
          <table:table-cell office:value-type="currency" office:value="2321.75" table:content-validation-name="val28" table:style-name="ce17">
            <text:p>£2,321.75</text:p>
          </table:table-cell>
          <table:table-cell office:value-type="currency" office:value="7862.39" table:formula="of:=SUM([.AL2:.AM2])" table:style-name="ce18">
            <text:p>£7,862.39</text:p>
          </table:table-cell>
          <table:table-cell office:value-type="currency" office:value="315015.92000000004" table:formula="of:=SUM([.AN2];[.AK2])" table:style-name="ce16">
            <text:p>£315,015.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51" table:content-validation-name="val24" table:style-name="ce37">
            <text:p>51.00</text:p>
          </table:table-cell>
          <table:table-cell office:value-type="float" office:value="47.221471471471475" table:content-validation-name="val25" table:style-name="ce36">
            <text:p>47.22</text:p>
          </table:table-cell>
          <table:table-cell office:value-type="float" office:value="334" table:content-validation-name="val24" table:style-name="ce37">
            <text:p>334.00</text:p>
          </table:table-cell>
          <table:table-cell office:value-type="float" office:value="324.04106606606598" table:content-validation-name="val25" table:style-name="ce36">
            <text:p>324.04</text:p>
          </table:table-cell>
          <table:table-cell office:value-type="float" office:value="253" table:content-validation-name="val24" table:style-name="ce37">
            <text:p>253.00</text:p>
          </table:table-cell>
          <table:table-cell office:value-type="float" office:value="246.15322822822824" table:content-validation-name="val25" table:style-name="ce36">
            <text:p>246.15</text:p>
          </table:table-cell>
          <table:table-cell office:value-type="float" office:value="1747" table:content-validation-name="val24" table:style-name="ce37">
            <text:p>1747.00</text:p>
          </table:table-cell>
          <table:table-cell office:value-type="float" office:value="1598.4765540540504" table:content-validation-name="val25" table:style-name="ce36">
            <text:p>1598.48</text:p>
          </table:table-cell>
          <table:table-cell office:value-type="float" office:value="210" table:content-validation-name="val24" table:style-name="ce37">
            <text:p>210.00</text:p>
          </table:table-cell>
          <table:table-cell office:value-type="float" office:value="198.33539789789791" table:content-validation-name="val25" table:style-name="ce36">
            <text:p>198.34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595" table:formula="of:=SUM([.F3];[.H3];[.J3];[.L3];[.N3];[.P3])" table:content-validation-name="val23" table:style-name="ce10">
            <text:p>2,595</text:p>
          </table:table-cell>
          <table:table-cell office:value-type="float" office:value="2414.2277177177143" table:formula="of:=SUM([.G3];[.I3];[.K3];[.M3];[.O3];[.Q3])" table:content-validation-name="val23" table:style-name="ce10">
            <text:p>2,414</text:p>
          </table:table-cell>
          <table:table-cell office:value-type="float" office:value="149" table:content-validation-name="val27" table:style-name="ce38">
            <text:p>149</text:p>
          </table:table-cell>
          <table:table-cell office:value-type="float" office:value="146.12162162162161" table:content-validation-name="val25" table:style-name="ce36">
            <text:p>146.12</text:p>
          </table:table-cell>
          <table:table-cell office:value-type="float" office:value="204" table:content-validation-name="val27" table:style-name="ce38">
            <text:p>204</text:p>
          </table:table-cell>
          <table:table-cell office:value-type="float" office:value="200.80476190476193" table:content-validation-name="val25" table:style-name="ce36">
            <text:p>200.8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353" table:formula="of:=SUM([.T3];[.V3];[.X3])" table:style-name="ce12">
            <text:p>353</text:p>
          </table:table-cell>
          <table:table-cell office:value-type="float" office:value="346.92638352638357" table:formula="of:=SUM([.U3];[.W3];[.Y3])" table:style-name="ce12">
            <text:p>347</text:p>
          </table:table-cell>
          <table:table-cell office:value-type="float" office:value="0" table:style-name="ce13">
            <text:p>0</text:p>
          </table:table-cell>
          <table:table-cell office:value-type="float" office:value="2948" table:formula="of:=[.R3]+[.Z3]" table:content-validation-name="val23" table:style-name="ce14">
            <text:p>2,948</text:p>
          </table:table-cell>
          <table:table-cell office:value-type="float" office:value="2761.154101244098" table:formula="of:=[.S3]+[.AA3]" table:content-validation-name="val23" table:style-name="ce14">
            <text:p>2,761</text:p>
          </table:table-cell>
          <table:table-cell office:value-type="currency" office:value="10860363.539999999" table:content-validation-name="val28" table:style-name="ce15">
            <text:p>£10,860,363.54</text:p>
          </table:table-cell>
          <table:table-cell office:value-type="currency" office:value="40629.74" table:content-validation-name="val28" table:style-name="ce15">
            <text:p>£40,629.74</text:p>
          </table:table-cell>
          <table:table-cell office:value-type="currency" office:value="14250" table:content-validation-name="val28" table:style-name="ce15">
            <text:p>£14,250.00</text:p>
          </table:table-cell>
          <table:table-cell office:value-type="currency" office:value="288046.45" table:content-validation-name="val28" table:style-name="ce15">
            <text:p>£288,046.45</text:p>
          </table:table-cell>
          <table:table-cell office:value-type="currency" office:value="2986768.9" table:content-validation-name="val28" table:style-name="ce15">
            <text:p>£2,986,768.90</text:p>
          </table:table-cell>
          <table:table-cell office:value-type="currency" office:value="1386072.98" table:content-validation-name="val28" table:style-name="ce15">
            <text:p>£1,386,072.98</text:p>
          </table:table-cell>
          <table:table-cell office:value-type="currency" office:value="15576131.609999999" table:formula="of:=SUM([.AE3:.AJ3])" table:style-name="ce16">
            <text:p>£15,576,131.61</text:p>
          </table:table-cell>
          <table:table-cell office:value-type="currency" office:value="1756535.83" table:content-validation-name="val28" table:style-name="ce17">
            <text:p>£1,756,535.83</text:p>
          </table:table-cell>
          <table:table-cell office:value-type="currency" office:value="700" table:content-validation-name="val28" table:style-name="ce17">
            <text:p>£700.00</text:p>
          </table:table-cell>
          <table:table-cell office:value-type="currency" office:value="1757235.83" table:formula="of:=SUM([.AL3:.AM3])" table:style-name="ce18">
            <text:p>£1,757,235.83</text:p>
          </table:table-cell>
          <table:table-cell office:value-type="currency" office:value="17333367.439999998" table:formula="of:=SUM([.AN3];[.AK3])" table:style-name="ce16">
            <text:p>£17,333,367.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1" table:content-validation-name="val24" table:style-name="ce37">
            <text:p>1.00</text:p>
          </table:table-cell>
          <table:table-cell office:value-type="float" office:value="0.88888888888888895" table:content-validation-name="val25" table:style-name="ce36">
            <text:p>0.89</text:p>
          </table:table-cell>
          <table:table-cell office:value-type="float" office:value="21" table:content-validation-name="val24" table:style-name="ce37">
            <text:p>21.00</text:p>
          </table:table-cell>
          <table:table-cell office:value-type="float" office:value="19.59156906906907" table:content-validation-name="val25" table:style-name="ce36">
            <text:p>19.59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8" table:formula="of:=SUM([.F4];[.H4];[.J4];[.L4];[.N4];[.P4])" table:content-validation-name="val23" table:style-name="ce10">
            <text:p>28</text:p>
          </table:table-cell>
          <table:table-cell office:value-type="float" office:value="26.48045795795796" table:formula="of:=SUM([.G4];[.I4];[.K4];[.M4];[.O4];[.Q4])" table:content-validation-name="val23" table:style-name="ce10">
            <text:p>26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3" table:style-name="ce14">
            <text:p>28</text:p>
          </table:table-cell>
          <table:table-cell office:value-type="float" office:value="26.48045795795796" table:formula="of:=[.S4]+[.AA4]" table:content-validation-name="val23" table:style-name="ce14">
            <text:p>26</text:p>
          </table:table-cell>
          <table:table-cell office:value-type="currency" office:value="138985.62" table:content-validation-name="val28" table:style-name="ce15">
            <text:p>£138,985.62</text:p>
          </table:table-cell>
          <table:table-cell office:value-type="currency" office:value="500.19" table:content-validation-name="val28" table:style-name="ce15">
            <text:p>£500.19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9571.730000000003" table:content-validation-name="val28" table:style-name="ce15">
            <text:p>£39,571.73</text:p>
          </table:table-cell>
          <table:table-cell office:value-type="currency" office:value="17223.759999999998" table:content-validation-name="val28" table:style-name="ce15">
            <text:p>£17,223.76</text:p>
          </table:table-cell>
          <table:table-cell office:value-type="currency" office:value="196281.30000000002" table:formula="of:=SUM([.AE4:.AJ4])" table:style-name="ce16">
            <text:p>£196,281.3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281.30000000002" table:formula="of:=SUM([.AN4];[.AK4])" table:style-name="ce16">
            <text:p>£196,281.3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8" table:content-validation-name="val31" table:style-name="ce42">
            <text:p>8.00</text:p>
          </table:table-cell>
          <table:table-cell office:value-type="float" office:value="8" table:content-validation-name="val32" table:style-name="ce41">
            <text:p>8.00</text:p>
          </table:table-cell>
          <table:table-cell office:value-type="float" office:value="7" table:content-validation-name="val31" table:style-name="ce42">
            <text:p>7.00</text:p>
          </table:table-cell>
          <table:table-cell office:value-type="float" office:value="7" table:content-validation-name="val32" table:style-name="ce41">
            <text:p>7.00</text:p>
          </table:table-cell>
          <table:table-cell office:value-type="float" office:value="13" table:content-validation-name="val31" table:style-name="ce42">
            <text:p>13.00</text:p>
          </table:table-cell>
          <table:table-cell office:value-type="float" office:value="13" table:content-validation-name="val32" table:style-name="ce41">
            <text:p>13.00</text:p>
          </table:table-cell>
          <table:table-cell office:value-type="float" office:value="23" table:content-validation-name="val31" table:style-name="ce42">
            <text:p>23.00</text:p>
          </table:table-cell>
          <table:table-cell office:value-type="float" office:value="22.6" table:content-validation-name="val32" table:style-name="ce41">
            <text:p>22.60</text:p>
          </table:table-cell>
          <table:table-cell office:value-type="float" office:value="5" table:content-validation-name="val31" table:style-name="ce42">
            <text:p>5.00</text:p>
          </table:table-cell>
          <table:table-cell office:value-type="float" office:value="5" table:content-validation-name="val32" table:style-name="ce41">
            <text:p>5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56" table:formula="of:=SUM([.F2];[.H2];[.J2];[.L2];[.N2];[.P2])" table:content-validation-name="val30" table:style-name="ce10">
            <text:p>56</text:p>
          </table:table-cell>
          <table:table-cell office:value-type="float" office:value="55.6" table:formula="of:=SUM([.G2];[.I2];[.K2];[.M2];[.O2];[.Q2])" table:content-validation-name="val30" table:style-name="ce10">
            <text:p>56</text:p>
          </table:table-cell>
          <table:table-cell office:value-type="float" office:value="1" table:content-validation-name="val34" table:style-name="ce43">
            <text:p>1</text:p>
          </table:table-cell>
          <table:table-cell office:value-type="float" office:value="1" table:content-validation-name="val32" table:style-name="ce41">
            <text:p>1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7" table:formula="of:=[.R2]+[.Z2]" table:content-validation-name="val30" table:style-name="ce14">
            <text:p>57</text:p>
          </table:table-cell>
          <table:table-cell office:value-type="float" office:value="56.6" table:formula="of:=[.S2]+[.AA2]" table:content-validation-name="val30" table:style-name="ce14">
            <text:p>57</text:p>
          </table:table-cell>
          <table:table-cell office:value-type="currency" office:value="239510.62" table:content-validation-name="val35" table:style-name="ce15">
            <text:p>£239,510.62</text:p>
          </table:table-cell>
          <table:table-cell office:value-type="currency" office:value="6443.63" table:content-validation-name="val35" table:style-name="ce15">
            <text:p>£6,443.63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9646.239999999998" table:content-validation-name="val35" table:style-name="ce15">
            <text:p>£59,646.24</text:p>
          </table:table-cell>
          <table:table-cell office:value-type="currency" office:value="29573.19" table:content-validation-name="val35" table:style-name="ce15">
            <text:p>£29,573.19</text:p>
          </table:table-cell>
          <table:table-cell office:value-type="currency" office:value="335173.68" table:formula="of:=SUM([.AE2:.AJ2])" table:style-name="ce16">
            <text:p>£335,173.68</text:p>
          </table:table-cell>
          <table:table-cell office:value-type="currency" office:value="5641.52" table:content-validation-name="val35" table:style-name="ce17">
            <text:p>£5,641.5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5641.52" table:formula="of:=SUM([.AL2:.AM2])" table:style-name="ce18">
            <text:p>£5,641.52</text:p>
          </table:table-cell>
          <table:table-cell office:value-type="currency" office:value="340815.2" table:formula="of:=SUM([.AN2];[.AK2])" table:style-name="ce16">
            <text:p>£340,815.2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48" table:content-validation-name="val31" table:style-name="ce42">
            <text:p>48.00</text:p>
          </table:table-cell>
          <table:table-cell office:value-type="float" office:value="45.070120120120123" table:content-validation-name="val32" table:style-name="ce41">
            <text:p>45.07</text:p>
          </table:table-cell>
          <table:table-cell office:value-type="float" office:value="329" table:content-validation-name="val31" table:style-name="ce42">
            <text:p>329.00</text:p>
          </table:table-cell>
          <table:table-cell office:value-type="float" office:value="319.70052552552551" table:content-validation-name="val32" table:style-name="ce41">
            <text:p>319.70</text:p>
          </table:table-cell>
          <table:table-cell office:value-type="float" office:value="261" table:content-validation-name="val31" table:style-name="ce42">
            <text:p>261.00</text:p>
          </table:table-cell>
          <table:table-cell office:value-type="float" office:value="255.24241741741747" table:content-validation-name="val32" table:style-name="ce41">
            <text:p>255.24</text:p>
          </table:table-cell>
          <table:table-cell office:value-type="float" office:value="1739" table:content-validation-name="val31" table:style-name="ce42">
            <text:p>1739.00</text:p>
          </table:table-cell>
          <table:table-cell office:value-type="float" office:value="1592.8966366366326" table:content-validation-name="val32" table:style-name="ce41">
            <text:p>1592.90</text:p>
          </table:table-cell>
          <table:table-cell office:value-type="float" office:value="210" table:content-validation-name="val31" table:style-name="ce42">
            <text:p>210.00</text:p>
          </table:table-cell>
          <table:table-cell office:value-type="float" office:value="199.26636636636644" table:content-validation-name="val32" table:style-name="ce41">
            <text:p>199.27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587" table:formula="of:=SUM([.F3];[.H3];[.J3];[.L3];[.N3];[.P3])" table:content-validation-name="val30" table:style-name="ce10">
            <text:p>2,587</text:p>
          </table:table-cell>
          <table:table-cell office:value-type="float" office:value="2412.1760660660625" table:formula="of:=SUM([.G3];[.I3];[.K3];[.M3];[.O3];[.Q3])" table:content-validation-name="val30" table:style-name="ce10">
            <text:p>2,412</text:p>
          </table:table-cell>
          <table:table-cell office:value-type="float" office:value="156" table:content-validation-name="val34" table:style-name="ce43">
            <text:p>156</text:p>
          </table:table-cell>
          <table:table-cell office:value-type="float" office:value="153.12162162162161" table:content-validation-name="val32" table:style-name="ce41">
            <text:p>153.12</text:p>
          </table:table-cell>
          <table:table-cell office:value-type="float" office:value="211" table:content-validation-name="val34" table:style-name="ce43">
            <text:p>211</text:p>
          </table:table-cell>
          <table:table-cell office:value-type="float" office:value="207.8047619047619" table:content-validation-name="val32" table:style-name="ce41">
            <text:p>207.8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367" table:formula="of:=SUM([.T3];[.V3];[.X3])" table:style-name="ce12">
            <text:p>367</text:p>
          </table:table-cell>
          <table:table-cell office:value-type="float" office:value="360.92638352638352" table:formula="of:=SUM([.U3];[.W3];[.Y3])" table:style-name="ce12">
            <text:p>361</text:p>
          </table:table-cell>
          <table:table-cell office:value-type="float" office:value="0" table:style-name="ce13">
            <text:p>0</text:p>
          </table:table-cell>
          <table:table-cell office:value-type="float" office:value="2954" table:formula="of:=[.R3]+[.Z3]" table:content-validation-name="val30" table:style-name="ce14">
            <text:p>2,954</text:p>
          </table:table-cell>
          <table:table-cell office:value-type="float" office:value="2773.1024495924462" table:formula="of:=[.S3]+[.AA3]" table:content-validation-name="val30" table:style-name="ce14">
            <text:p>2,773</text:p>
          </table:table-cell>
          <table:table-cell office:value-type="currency" office:value="10846273.380000001" table:content-validation-name="val35" table:style-name="ce15">
            <text:p>£10,846,273.38</text:p>
          </table:table-cell>
          <table:table-cell office:value-type="currency" office:value="49562.83" table:content-validation-name="val35" table:style-name="ce15">
            <text:p>£49,562.83</text:p>
          </table:table-cell>
          <table:table-cell office:value-type="currency" office:value="14000" table:content-validation-name="val35" table:style-name="ce15">
            <text:p>£14,000.00</text:p>
          </table:table-cell>
          <table:table-cell office:value-type="currency" office:value="265557.98" table:content-validation-name="val35" table:style-name="ce15">
            <text:p>£265,557.98</text:p>
          </table:table-cell>
          <table:table-cell office:value-type="currency" office:value="2968618.29" table:content-validation-name="val35" table:style-name="ce15">
            <text:p>£2,968,618.29</text:p>
          </table:table-cell>
          <table:table-cell office:value-type="currency" office:value="1382156.16" table:content-validation-name="val35" table:style-name="ce15">
            <text:p>£1,382,156.16</text:p>
          </table:table-cell>
          <table:table-cell office:value-type="currency" office:value="15526168.640000001" table:formula="of:=SUM([.AE3:.AJ3])" table:style-name="ce16">
            <text:p>£15,526,168.64</text:p>
          </table:table-cell>
          <table:table-cell office:value-type="currency" office:value="1879859.72" table:content-validation-name="val35" table:style-name="ce17">
            <text:p>£1,879,859.7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1879859.72" table:formula="of:=SUM([.AL3:.AM3])" table:style-name="ce18">
            <text:p>£1,879,859.72</text:p>
          </table:table-cell>
          <table:table-cell office:value-type="currency" office:value="17406028.359999999" table:formula="of:=SUM([.AN3];[.AK3])" table:style-name="ce16">
            <text:p>£17,406,028.3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1" table:content-validation-name="val31" table:style-name="ce42">
            <text:p>1.00</text:p>
          </table:table-cell>
          <table:table-cell office:value-type="float" office:value="0.88888888888888895" table:content-validation-name="val32" table:style-name="ce41">
            <text:p>0.89</text:p>
          </table:table-cell>
          <table:table-cell office:value-type="float" office:value="21" table:content-validation-name="val31" table:style-name="ce42">
            <text:p>21.00</text:p>
          </table:table-cell>
          <table:table-cell office:value-type="float" office:value="19.59156906906907" table:content-validation-name="val32" table:style-name="ce41">
            <text:p>19.59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8" table:formula="of:=SUM([.F4];[.H4];[.J4];[.L4];[.N4];[.P4])" table:content-validation-name="val30" table:style-name="ce10">
            <text:p>28</text:p>
          </table:table-cell>
          <table:table-cell office:value-type="float" office:value="26.48045795795796" table:formula="of:=SUM([.G4];[.I4];[.K4];[.M4];[.O4];[.Q4])" table:content-validation-name="val30" table:style-name="ce10">
            <text:p>26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30" table:style-name="ce14">
            <text:p>28</text:p>
          </table:table-cell>
          <table:table-cell office:value-type="float" office:value="26.48045795795796" table:formula="of:=[.S4]+[.AA4]" table:content-validation-name="val30" table:style-name="ce14">
            <text:p>26</text:p>
          </table:table-cell>
          <table:table-cell office:value-type="currency" office:value="138367.73000000001" table:content-validation-name="val35" table:style-name="ce15">
            <text:p>£138,367.73</text:p>
          </table:table-cell>
          <table:table-cell office:value-type="currency" office:value="500.19" table:content-validation-name="val35" table:style-name="ce15">
            <text:p>£500.19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9399.339999999997" table:content-validation-name="val35" table:style-name="ce15">
            <text:p>£39,399.34</text:p>
          </table:table-cell>
          <table:table-cell office:value-type="currency" office:value="17223.759999999998" table:content-validation-name="val35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225in" svg:y="0in" svg:width="4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2];[.H2];[.J2];[.L2];[.N2];[.P2])" table:content-validation-name="val41" table:style-name="ce10">
            <text:p>0</text:p>
          </table:table-cell>
          <table:table-cell office:value-type="float" office:value="0" table:formula="of:=SUM([.G2];[.I2];[.K2];[.M2];[.O2];[.Q2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1" table:style-name="ce14">
            <text:p>0</text:p>
          </table:table-cell>
          <table:table-cell office:value-type="float" office:value="0" table:formula="of:=[.S2]+[.AA2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3];[.H3];[.J3];[.L3];[.N3];[.P3])" table:content-validation-name="val41" table:style-name="ce10">
            <text:p>0</text:p>
          </table:table-cell>
          <table:table-cell office:value-type="float" office:value="0" table:formula="of:=SUM([.G3];[.I3];[.K3];[.M3];[.O3];[.Q3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1" table:style-name="ce14">
            <text:p>0</text:p>
          </table:table-cell>
          <table:table-cell office:value-type="float" office:value="0" table:formula="of:=[.S3]+[.AA3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4];[.H4];[.J4];[.L4];[.N4];[.P4])" table:content-validation-name="val41" table:style-name="ce10">
            <text:p>0</text:p>
          </table:table-cell>
          <table:table-cell office:value-type="float" office:value="0" table:formula="of:=SUM([.G4];[.I4];[.K4];[.M4];[.O4];[.Q4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1" table:style-name="ce14">
            <text:p>0</text:p>
          </table:table-cell>
          <table:table-cell office:value-type="float" office:value="0" table:formula="of:=[.S4]+[.AA4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225in" svg:y="0in" svg:width="4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24166666666667in" svg:y="0in" svg:width="3.99166666666667in" svg:height="0.8666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2-09-21T10:24:35Z</dc:date>
  </office:meta>
</office:document-meta>
</file>